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8.795cm" style:rel-column-width="32767*"/>
    </style:style>
    <style:style style:name="Table7.B" style:family="table-column">
      <style:table-column-properties style:column-width="8.79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able2" style:family="table">
      <style:table-properties style:width="17.595cm" fo:margin-left="0cm" table:align="left"/>
    </style:style>
    <style:style style:name="able2.A" style:family="table-column">
      <style:table-column-properties style:column-width="8.811cm"/>
    </style:style>
    <style:style style:name="able2.B" style:family="table-column">
      <style:table-column-properties style:column-width="8.784cm"/>
    </style:style>
    <style:style style:name="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able2.B1" style:family="table-cell">
      <style:table-cell-properties fo:padding="0.097cm" fo:border="0.05pt solid #000000"/>
    </style:style>
    <style:style style:name="able2.A2" style:family="table-cell">
      <style:table-cell-properties fo:padding="0.097cm" fo:border-left="0.05pt solid #000000" fo:border-right="none" fo:border-top="none" fo:border-bottom="0.05pt solid #000000"/>
    </style:style>
    <style:style style:name="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2.73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Text_20_body" style:list-style-name="L1"/>
    <style:style style:name="P3" style:family="paragraph" style:parent-style-name="Table_20_Contents">
      <style:text-properties officeooo:paragraph-rsid="000bcb7a"/>
    </style:style>
    <style:style style:name="P4" style:family="paragraph" style:parent-style-name="Table_20_Contents">
      <style:text-properties officeooo:rsid="000bcb7a" officeooo:paragraph-rsid="000bcb7a"/>
    </style:style>
    <style:style style:name="T1" style:family="text">
      <style:text-properties officeooo:rsid="000bcb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ser stories to be considered: </text:p>
      <text:list xml:id="list3726511180083202334" text:style-name="L1">
        <text:list-item>
          <text:p text:style-name="P2">As a Consumer, I would like to create an account and log in.</text:p>
        </text:list-item>
        <text:list-item>
          <text:p text:style-name="P1">As a Consumer, I would like to browse all threads within a broad category.</text:p>
        </text:list-item>
        <text:list-item>
          <text:p text:style-name="P1">As a Producer, I would like to create threads and have them associated with topics of my choosing.</text:p>
        </text:list-item>
      </text:list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r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1">Knows its u</text:span>ser name</text:p>
            <text:p text:style-name="P3"><text:span text:style-name="T1">Knows its </text:span>id</text:p>
            <text:p text:style-name="P3"><text:span text:style-name="T1">Knows its</text:span> account type</text:p>
          </table:table-cell>
          <table:table-cell table:style-name="Table1.B2" office:value-type="string">
            <text:p text:style-name="Table_20_Contents">DAO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Category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3"><text:span text:style-name="T1">Knows its </text:span>title and <text:s/>ID.</text:p>
            <text:p text:style-name="P3">Threads may be associated with a category.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Topic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4">Knows its id</text:p>
            <text:p text:style-name="P4">Knows its topic name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Thread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">Knows its id and user</text:p>
            <text:p text:style-name="P4">Knows its topics</text:p>
            <text:p text:style-name="P4">Knows its posts</text:p>
            <text:p text:style-name="Table_20_Contents">A series of related posts within a category. May have several topics associated with it. Created by a user. Can contain several reply posts.</text:p>
          </table:table-cell>
          <table:table-cell table:style-name="Table5.B2" office:value-type="string">
            <text:p text:style-name="Table_20_Contents">User</text:p>
            <text:p text:style-name="Table_20_Contents">Post</text:p>
            <text:p text:style-name="Table_20_Contents">Category</text:p>
            <text:p text:style-name="Table_20_Contents">Topic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Post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Knows its thread and user</text:p>
            <text:p text:style-name="P3">A component of a thread. </text:p>
            <text:p text:style-name="P3">Individual contribution of text by a user.</text:p>
          </table:table-cell>
          <table:table-cell table:style-name="Table4.B2" office:value-type="string">
            <text:p text:style-name="Table_20_Contents">User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RequestProcessor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ceives requests and session authentication tokens from clients. Delegates request processing to AccessControlLayer</text:p>
          </table:table-cell>
          <table:table-cell table:style-name="Table3.B2" office:value-type="string">
            <text:p text:style-name="Table_20_Contents">AccessControlLayer</text:p>
          </table:table-cell>
        </table:table-row>
      </table:table>
      <text:p text:style-name="Standard"/>
      <text:p text:style-name="Standard"/>
      <text:p text:style-name="Standard"/>
      <table:table table:name="able2" table:style-name="able2">
        <table:table-column table:style-name="able2.A"/>
        <table:table-column table:style-name="able2.B"/>
        <text:soft-page-break/>
        <table:table-row>
          <table:table-cell table:style-name="able2.A1" office:value-type="string">
            <text:p text:style-name="Table_20_Contents">AccessControlLayer</text:p>
          </table:table-cell>
          <table:table-cell table:style-name="able2.B1" office:value-type="string">
            <text:p text:style-name="Table_20_Contents"/>
          </table:table-cell>
        </table:table-row>
        <table:table-row>
          <table:table-cell table:style-name="able2.A2" office:value-type="string">
            <text:p text:style-name="Table_20_Contents">Accepts session tokens along with user actions, and will carry out the actions of the token is authorized</text:p>
          </table:table-cell>
          <table:table-cell table:style-name="able2.B2" office:value-type="string">
            <text:p text:style-name="Table_20_Contents">DAO</text:p>
            <text:p text:style-name="Table_20_Contents">User</text:p>
            <text:p text:style-name="Table_20_Contents">Category</text:p>
            <text:p text:style-name="Table_20_Contents">Topic</text:p>
            <text:p text:style-name="Table_20_Contents">Thread</text:p>
            <text:p text:style-name="Table_20_Contents">Post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DAO</text:p>
          </table:table-cell>
          <table:table-cell table:style-name="Table2.B1" office:value-type="string">
            <text:p text:style-name="Table_20_Contents">Interface</text:p>
          </table:table-cell>
        </table:table-row>
        <table:table-row table:style-name="Table2.2">
          <table:table-cell table:style-name="Table2.A2" office:value-type="string">
            <text:p text:style-name="P4">Creates a User instance</text:p>
            <text:p text:style-name="P4">Validates a User by username and password</text:p>
            <text:p text:style-name="P4">Creates a Post instance</text:p>
            <text:p text:style-name="P4">Gets Posts by thread id</text:p>
            <text:p text:style-name="P4">Creates a Thread instance</text:p>
            <text:p text:style-name="P4">Creates Category instance</text:p>
            <text:p text:style-name="P4">Creates a Topic instance</text:p>
            <text:p text:style-name="Table_20_Contents">Abstract definitions of data handling functions to be implemented in an actual DAO.</text:p>
          </table:table-cell>
          <table:table-cell table:style-name="Table2.B2" office:value-type="string">
            <text:p text:style-name="Table_20_Contents">User</text:p>
            <text:p text:style-name="Table_20_Contents">Category</text:p>
            <text:p text:style-name="Table_20_Contents">Topic</text:p>
            <text:p text:style-name="Table_20_Contents">Thread</text:p>
            <text:p text:style-name="Table_20_Contents">Po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1:51:56</meta:creation-date>
    <dc:date>2014-10-07T01:18:17.013325025</dc:date>
    <meta:editing-duration>PT36M47S</meta:editing-duration>
    <meta:editing-cycles>5</meta:editing-cycles>
    <meta:generator>LibreOffice/4.2.6.3$Linux_X86_64 LibreOffice_project/420m0$Build-3</meta:generator>
    <meta:document-statistic meta:table-count="8" meta:image-count="0" meta:object-count="0" meta:page-count="2" meta:paragraph-count="55" meta:word-count="237" meta:character-count="1368" meta:non-whitespace-character-count="1186"/>
  </office:meta>
</office:document-meta>
</file>